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Electronical Component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/>Proster セットに２点含む　MG996R デジタルサーボ ロングアーム メタルギア　13kg/cm(4.8V) 15kg/cm(6V) 18ヶ月保証 </text:p>
          </table:table-cell>
          <table:table-cell office:value-type="string" calcext:value-type="string">
            <text:p>https://www.amazon.co.jp/gp/product/B01E9URHAC/ref=oh_aui_detailpage_o00_s00?ie=UTF8&amp;psc=1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2300" calcext:value-type="float">
            <text:p>230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/>15 270 ピース 電解コンデンサ 詰め合わせボックス 利用が簡単 </text:p>
          </table:table-cell>
          <table:table-cell office:value-type="string" calcext:value-type="string">
            <text:p>https://www.amazon.co.jp/gp/product/B00DF9YVTE/ref=oh_aui_detailpage_o01_s00?ie=UTF8&amp;psc=1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499" calcext:value-type="float">
            <text:p>149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/>uxcell　ブレットメスコネクター　プラグ　弾丸状　金属製　3.5mm　RCモデル用　10個セット </text:p>
          </table:table-cell>
          <table:table-cell office:value-type="string" calcext:value-type="string">
            <text:p>https://www.amazon.co.jp/gp/product/B00EZEE544/ref=oh_aui_detailpage_o02_s00?ie=UTF8&amp;psc=1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834" calcext:value-type="float">
            <text:p>834</text:p>
          </table:table-cell>
          <table:table-cell/>
        </table:table-row>
        <table:table-row table:style-name="ro2">
          <table:table-cell table:style-name="ce2" office:value-type="string" calcext:value-type="string">
            <text:p><text:s/>Turnigy 7.4V 1000mAh 20C30C リチウムポリマーバッテリー </text:p>
          </table:table-cell>
          <table:table-cell table:style-name="ce3" office:value-type="string" calcext:value-type="string">
            <text:p>https://www.amazon.co.jp/gp/product/B011QT49NC/ref=oh_aui_detailpage_o03_s00?ie=UTF8&amp;psc=1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C5]*[.D5]" office:value-type="float" office:value="2000" calcext:value-type="float">
            <text:p>2000</text:p>
          </table:table-cell>
          <table:table-cell/>
        </table:table-row>
        <table:table-row table:style-name="ro2">
          <table:table-cell table:style-name="ce1" office:value-type="string" calcext:value-type="string">
            <text:p>リポバッテリーチェッカー </text:p>
          </table:table-cell>
          <table:table-cell office:value-type="string" calcext:value-type="string">
            <text:p>https://www.amazon.co.jp/gp/product/B00BQVYC9C/ref=oh_aui_detailpage_o04_s00?ie=UTF8&amp;psc=1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560" calcext:value-type="float">
            <text:p>560</text:p>
          </table:table-cell>
          <table:table-cell/>
        </table:table-row>
        <table:table-row table:style-name="ro2">
          <table:table-cell office:value-type="string" calcext:value-type="string">
            <text:p><text:s/>Morpilot 2 pack 7.4V 2200mAh 30C lipo バッテリー SymaX8C SymaX8C SymaX8W SymaX8G ラジコンヘリコプター 用バナナコネクタ X8Cバッテリ </text:p>
          </table:table-cell>
          <table:table-cell office:value-type="string" calcext:value-type="string">
            <text:p>https://www.amazon.co.jp/gp/product/B01DDF47AC/ref=oh_aui_detailpage_o05_s00?ie=UTF8&amp;psc=1</text:p>
          </table:table-cell>
          <table:table-cell office:value-type="float" office:value="3099" calcext:value-type="float">
            <text:p>3099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099" calcext:value-type="float">
            <text:p>3099</text:p>
          </table:table-cell>
          <table:table-cell/>
        </table:table-row>
        <table:table-row table:style-name="ro2">
          <table:table-cell office:value-type="string" calcext:value-type="string">
            <text:p><text:s/>SKYRCオリジナルIMAX B6 RCヘリコプターカーおもちゃクワッドローターリポニッケル水素BatteryPower供給のためのミニデジタルバランス充電器(Blue) </text:p>
          </table:table-cell>
          <table:table-cell office:value-type="string" calcext:value-type="string">
            <text:p>https://www.amazon.co.jp/gp/product/B012B5OK8Y/ref=oh_aui_detailpage_o05_s01?ie=UTF8&amp;psc=1</text:p>
          </table:table-cell>
          <table:table-cell office:value-type="float" office:value="5380" calcext:value-type="float">
            <text:p>538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5380" calcext:value-type="float">
            <text:p>5380</text:p>
          </table:table-cell>
          <table:table-cell/>
        </table:table-row>
        <table:table-row table:style-name="ro2">
          <table:table-cell office:value-type="string" calcext:value-type="string">
            <text:p><text:s/>uxcell JST コネクタ　2ピンプラグ22AWG ワイヤーケーブル付き　200mm　RC FPV　模型用　5ペア入り </text:p>
          </table:table-cell>
          <table:table-cell office:value-type="string" calcext:value-type="string">
            <text:p>https://www.amazon.co.jp/gp/product/B00MFS38C2/ref=oh_aui_detailpage_o05_s01?ie=UTF8&amp;psc=1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78" calcext:value-type="float">
            <text:p>678</text:p>
          </table:table-cell>
          <table:table-cell/>
        </table:table-row>
        <table:table-row table:style-name="ro2">
          <table:table-cell office:value-type="string" calcext:value-type="string">
            <text:p><text:s/>ピンヘッダ　２×４０　80ピン　4セット </text:p>
          </table:table-cell>
          <table:table-cell office:value-type="string" calcext:value-type="string">
            <text:p>https://www.amazon.co.jp/gp/product/B01L3L8WRM/ref=oh_aui_detailpage_o05_s01?ie=UTF8&amp;psc=1</text:p>
          </table:table-cell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1760" calcext:value-type="float">
            <text:p>1760</text:p>
          </table:table-cell>
          <table:table-cell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12])" office:value-type="float" office:value="18110" calcext:value-type="float">
            <text:p>18110</text:p>
          </table:table-cell>
          <table:table-cell table:style-name="ce3" table:formula="of:=[.E13]-[.E5]" office:value-type="float" office:value="16110" calcext:value-type="float">
            <text:p>16110</text:p>
          </table:table-cell>
        </table:table-row>
        <table:table-row table:style-name="ro1">
          <table:table-cell office:value-type="string" calcext:value-type="string">
            <text:p>Per Pers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E13]/[.D14]" office:value-type="float" office:value="3622" calcext:value-type="float">
            <text:p>3622</text:p>
          </table:table-cell>
          <table:table-cell table:style-name="ce3" table:formula="of:=[.F13]/[.D14]" office:value-type="float" office:value="3222" calcext:value-type="float">
            <text:p>3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7:23:05.800325723</meta:creation-date>
    <dc:date>2016-09-24T17:26:25.358209347</dc:date>
    <meta:editing-duration>P0D</meta:editing-duration>
    <meta:editing-cycles>1</meta:editing-cycles>
    <meta:document-statistic meta:table-count="1" meta:cell-count="59" meta:object-count="0"/>
    <meta:generator>LibreOffice/4.2.8.2$Linux_X86_64 LibreOffice_project/420m0$Build-2</meta:generator>
  </office:meta>
</office:document-meta>
</file>